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P2" style:family="paragraph" style:parent-style-name="Footer">
      <style:text-properties style:font-name="Liberation Serif"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6d8489"/>
    </style:style>
    <style:style style:name="P4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6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7" style:family="paragraph" style:parent-style-name="Standard" style:master-page-name="">
      <style:paragraph-properties fo:margin-top="0.1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normal" officeooo:rsid="00754a99" officeooo:paragraph-rsid="00754a9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7862c4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59301" officeooo:paragraph-rsid="00759301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6d8489" officeooo:paragraph-rsid="00759301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2003e5" officeooo:paragraph-rsid="007385df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385df" officeooo:paragraph-rsid="007385df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margin-top="0in" fo:margin-bottom="0.1in" loext:contextual-spacing="false"/>
      <style:text-properties officeooo:rsid="002003e5" officeooo:paragraph-rsid="002003e5"/>
    </style:style>
    <style:style style:name="P14" style:family="paragraph" style:parent-style-name="Standard" style:list-style-name="L2">
      <style:paragraph-properties fo:margin-top="0in" fo:margin-bottom="0.1in" loext:contextual-spacing="false"/>
      <style:text-properties officeooo:rsid="007385df" officeooo:paragraph-rsid="007385df"/>
    </style:style>
    <style:style style:name="P15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26d433"/>
    </style:style>
    <style:style style:name="T1" style:family="text">
      <style:text-properties officeooo:rsid="007593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6d848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72f464" style:font-size-asian="16pt" style:font-weight-asian="bold" style:font-size-complex="16pt" style:font-weight-complex="bold"/>
    </style:style>
    <style:style style:name="T7" style:family="text">
      <style:text-properties officeooo:rsid="006d8489"/>
    </style:style>
    <style:style style:name="T8" style:family="text">
      <style:text-properties officeooo:rsid="007385df"/>
    </style:style>
    <style:style style:name="T9" style:family="text">
      <style:text-properties officeooo:rsid="00754a99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7385df"/>
    </style:style>
    <style:style style:name="T12" style:family="text">
      <style:text-properties style:font-name="Liberation Mono" officeooo:rsid="007862c4"/>
    </style:style>
    <style:style style:name="T13" style:family="text">
      <style:text-properties officeooo:rsid="00765357"/>
    </style:style>
    <style:style style:name="T14" style:family="text">
      <style:text-properties officeooo:rsid="007862c4"/>
    </style:style>
    <style:style style:name="T15" style:family="text">
      <style:text-properties style:font-name="Liberation Serif" officeooo:rsid="00786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ECO-</text:span><text:span text:style-name="T4">64</text:span><text:span text:style-name="T3"> – </text:span><text:span text:style-name="T5">TECO C </text:span><text:span text:style-name="T6">Differences</text:span></text:p>
      <text:p text:style-name="P4">Overview</text:p>
      <text:p text:style-name="P7">TECO-64 was written from scratch and with the intention of conforming as closely as possible to Standard TECO, as described in the <text:span text:style-name="T2">User’s Guide and Language Reference Manual </text:span>dated May 1990. <text:span text:style-name="T7">This document describes the known differences </text:span>in behavior <text:span text:style-name="T7">between </text:span>TECO-64 version 200<text:span text:style-name="T7"> and TECO C version 147 (not including the new </text:span>or<text:span text:style-name="T7"> enhanced commands described in other documentation).</text:span></text:p>
      <text:p text:style-name="P6">Features <text:span text:style-name="T1">Omitted</text:span></text:p>
      <text:list xml:id="list689840878" text:style-name="L1">
        <text:list-item>
          <text:p text:style-name="P9"><text:span text:style-name="T10">^P</text:span> command, <text:span text:style-name="T13">used to set debugging parameters.</text:span></text:p>
        </text:list-item>
        <text:list-item>
          <text:p text:style-name="P9"><text:span text:style-name="T10">EZ</text:span> command, <text:span text:style-name="T13">used to read or set mode control bits. </text:span><text:span text:style-name="T14">Most bits have not been implemented, but alternative functionality has been provided for the following:</text:span></text:p>
        </text:list-item>
      </text:list>
      <text:p text:style-name="P8"><text:span text:style-name="T10">E</text:span><text:span text:style-name="T12">Z</text:span><text:span text:style-name="T10">&amp;</text:span><text:span text:style-name="T12">32</text:span><text:tab/><text:span text:style-name="T14">Add line between text and command windows. Equivalent to </text:span><text:span text:style-name="T12">E4&amp;2</text:span><text:span text:style-name="T15"> in TECO-64 (note also </text:span><text:span text:style-name="T12">ED&amp;4</text:span><text:span text:style-name="T15"> to include status).</text:span></text:p>
      <text:p text:style-name="P8"><text:span text:style-name="T10">E</text:span><text:span text:style-name="T12">Z</text:span><text:span text:style-name="T10">&amp;</text:span><text:span text:style-name="T12">128</text:span><text:tab/><text:span text:style-name="T14">Do not stop read on FF. Equivalent to </text:span><text:span text:style-name="T12">E3&amp;1</text:span><text:span text:style-name="T15"> in TECO-64.</text:span></text:p>
      <text:p text:style-name="P8"><text:span text:style-name="T10">E</text:span><text:span text:style-name="T12">Z</text:span><text:span text:style-name="T10">&amp;</text:span><text:span text:style-name="T12">256</text:span><text:tab/><text:span text:style-name="T14">Use Unix-style newline terminators. See description </text:span><text:span text:style-name="T12">E3&amp;2</text:span><text:span text:style-name="T15">, </text:span><text:span text:style-name="T12">E3&amp;4</text:span><text:span text:style-name="T15">, and </text:span><text:span text:style-name="T12">E3&amp;8</text:span><text:span text:style-name="T15"> in TECO-64 to see how to achieve the same behavior.</text:span></text:p>
      <text:p text:style-name="P5">Features Added</text:p>
      <text:list xml:id="list171241890262539" text:continue-numbering="true" text:style-name="L1">
        <text:list-item>
          <text:p text:style-name="P10"><text:span text:style-name="T10">EE</text:span> command.</text:p>
        </text:list-item>
        <text:list-item>
          <text:p text:style-name="P10">MLP and MRP errors, <text:span text:style-name="T9">for missing left and right parentheses, respectively.</text:span></text:p>
        </text:list-item>
      </text:list>
      <text:p text:style-name="P5">Features <text:span text:style-name="T8">Changed</text:span></text:p>
      <text:list xml:id="list171240837363448" text:continue-numbering="true" text:style-name="L1">
        <text:list-item>
          <text:p text:style-name="P11"><text:span text:style-name="T1">Use</text:span><text:span text:style-name="T8"> of an </text:span><text:span text:style-name="T11">EI</text:span><text:span text:style-name="T8"> command inside of an indirect command file is </text:span><text:span text:style-name="T1">now</text:span><text:span text:style-name="T8"> allowed and does </text:span><text:span text:style-name="T1">not </text:span><text:span text:style-name="T8">cause a crash.</text:span></text:p>
        </text:list-item>
        <text:list-item>
          <text:p text:style-name="P12"><text:span text:style-name="T10">0EJ</text:span> returns the process ID, not the parent process ID. <text:span text:style-name="T10">0:EJ</text:span> has been added to return the parent process ID.</text:p>
        </text:list-item>
      </text:list>
      <text:list xml:id="list1131467888" text:style-name="L2">
        <text:list-item>
          <text:p text:style-name="P13"><text:span text:style-name="T7">The </text:span><text:span text:style-name="T10">EG</text:span> and <text:span text:style-name="T10">EX</text:span> commands implement file protection <text:span text:style-name="T8">by issuing </text:span>an error to <text:span text:style-name="T8">prevent</text:span> loss of data if the <text:span text:style-name="T8">text </text:span>buffer <text:span text:style-name="T8">is</text:span> not empty.</text:p>
        </text:list-item>
        <text:list-item>
          <text:p text:style-name="P14">The setting of the <text:span text:style-name="T10">EU</text:span> flag does not affect the output of echoed characters in commands.</text:p>
        </text:list-item>
        <text:list-item>
          <text:p text:style-name="P14">Commands that do not use numeric values (e.g., apostrophe) do not pass those values to subsequent commands.</text:p>
        </text:list-item>
        <text:list-item>
          <text:p text:style-name="P15"><text:soft-page-break/><text:span text:style-name="T8">H</text:span>exadecimal digits <text:span text:style-name="T8">are not</text:span> allowed in expressions <text:span text:style-name="T8">if the radix is set to 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MP2" style:family="paragraph" style:parent-style-name="Footer">
      <style:text-properties style:font-name="Liberation Serif" fo:font-size="10pt" style:font-size-asian="10pt" style:font-size-complex="10pt"/>
    </style:style>
    <style:style style:name="MT1" style:family="text">
      <style:text-properties officeooo:rsid="0075930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TECO C Differences</text:p>
      </style:header>
      <style:footer>
        <text:p text:style-name="MP2"><text:date style:data-style-name="N76" text:date-value="2020-09-15T17:12:40.090027260">September 15, 2020</text:date><text:tab/><text:tab/><text:span text:style-name="MT1">Page </text:span><text:span text:style-name="MT1"><text:page-number text:select-page="current">2</text:page-number></text:span><text:span text:style-name="MT1"><text:s/>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1T11:26:47.014460396</dc:date>
    <meta:editing-duration>P1DT10H26M</meta:editing-duration>
    <meta:editing-cycles>73</meta:editing-cycles>
    <meta:generator>LibreOffice/6.4.4.2$Linux_X86_64 LibreOffice_project/40$Build-2</meta:generator>
    <meta:document-statistic meta:table-count="0" meta:image-count="0" meta:object-count="0" meta:page-count="2" meta:paragraph-count="21" meta:word-count="301" meta:character-count="1728" meta:non-whitespace-character-count="1455"/>
  </office:meta>
</office:document-meta>
</file>